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292cm" fo:min-width="0.242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cm" fo:min-width="0.2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292cm" fo:min-width="0.24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8cm" svg:height="0.6cm" svg:x="4cm" svg:y="11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5cm" svg:y="11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5.001cm" svg:y="1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8cm" svg:y="11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7cm" svg:y="11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6cm" svg:y="11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0.6cm" svg:x="5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01cm" svg:x="4cm" svg:y="12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8cm" svg:y="1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7cm" svg:y="1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6cm" svg:y="1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0.6cm" svg:x="6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01cm" svg:x="4cm" svg:y="13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8cm" svg:y="1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7cm" svg:y="1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5cm" svg:y="1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0.6cm" svg:x="7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01cm" svg:x="4cm" svg:y="14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8cm" svg:y="1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6cm" svg:y="1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5cm" svg:y="1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0.6cm" svg:x="8cm" svg:y="1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01cm" svg:x="4cm" svg:y="15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7cm" svg:y="1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6cm" svg:y="1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5cm" svg:y="1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0.786cm" svg:height="0.725cm" svg:x="4.014cm" svg:y="11.374cm">
          <draw:text-box>
            <text:p><text:span text:style-name="T1">V</text:span></text:p>
          </draw:text-box>
        </draw:frame>
        <draw:frame draw:style-name="gr3" draw:text-style-name="P2" draw:layer="layout" svg:width="0.786cm" svg:height="0.725cm" svg:x="5.014cm" svg:y="12.375cm">
          <draw:text-box>
            <text:p><text:span text:style-name="T1">A</text:span></text:p>
          </draw:text-box>
        </draw:frame>
        <draw:frame draw:style-name="gr3" draw:text-style-name="P2" draw:layer="layout" svg:width="0.786cm" svg:height="0.725cm" svg:x="6.014cm" svg:y="13.375cm">
          <draw:text-box>
            <text:p><text:span text:style-name="T1">E</text:span></text:p>
          </draw:text-box>
        </draw:frame>
        <draw:frame draw:style-name="gr4" draw:text-style-name="P2" draw:layer="layout" svg:width="0.807cm" svg:height="0.725cm" svg:x="7cm" svg:y="14.375cm">
          <draw:text-box>
            <text:p><text:span text:style-name="T1">U</text:span></text:p>
          </draw:text-box>
        </draw:frame>
        <draw:frame draw:style-name="gr4" draw:text-style-name="P2" draw:layer="layout" svg:width="0.807cm" svg:height="0.725cm" svg:x="7.993cm" svg:y="15.375cm">
          <draw:text-box>
            <text:p><text:span text:style-name="T1">N</text:span></text:p>
          </draw:text-box>
        </draw:frame>
        <draw:custom-shape draw:style-name="gr2" draw:text-style-name="P1" draw:layer="layout" svg:width="0.8cm" svg:height="0.2cm" svg:x="3cm" svg:y="11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01cm" svg:x="3cm" svg:y="12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01cm" svg:x="3cm" svg:y="1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01cm" svg:x="3cm" svg:y="14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01cm" svg:x="3cm" svg:y="1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0.6cm" svg:x="4.001cm" svg:y="1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5.001cm" svg:y="1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5.002cm" svg:y="11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8.001cm" svg:y="1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7.001cm" svg:y="1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6.001cm" svg:y="1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0.786cm" svg:height="0.725cm" svg:x="4.015cm" svg:y="11.375cm">
          <draw:text-box>
            <text:p><text:span text:style-name="T1">V</text:span></text:p>
          </draw:text-box>
        </draw:frame>
        <draw:custom-shape draw:style-name="gr2" draw:text-style-name="P1" draw:layer="layout" svg:width="0.8cm" svg:height="0.2cm" svg:x="3.001cm" svg:y="1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0.8cm" svg:height="0.6cm" svg:x="3cm" svg:y="10.4cm">
          <text:p text:style-name="P3"><text:span text:style-name="T1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5cm" svg:y="1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5.001cm" svg:y="10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8cm" svg:y="1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7cm" svg:y="1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6cm" svg:y="1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0.2cm" svg:x="4cm" svg:y="1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2T21:26:11.777000000</meta:creation-date>
    <dc:date>2016-07-13T11:21:57.989000000</dc:date>
    <meta:editing-duration>PT10M11S</meta:editing-duration>
    <meta:editing-cycles>5</meta:editing-cycles>
    <meta:generator>LibreOffice/5.1.4.2$Windows_X86_64 LibreOffice_project/f99d75f39f1c57ebdd7ffc5f42867c12031db97a</meta:generator>
    <meta:document-statistic meta:object-count="51"/>
  </office:meta>
</office:document-meta>
</file>